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3" style:family="table-cell" style:parent-style-name="Default">
      <style:map style:condition="cell-content()=1" style:apply-style-name="Untitled1" style:base-cell-address="Sheet1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C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AF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AG2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2" table:default-cell-style-name="ce2"/>
        <table:table-column table:style-name="co1" table:number-columns-repeated="23" table:default-cell-style-name="ce2"/>
        <table:table-column table:style-name="co1" table:default-cell-style-name="ce7"/>
        <table:table-column table:style-name="co1" table:default-cell-style-name="ce8"/>
        <table:table-column table:style-name="co3" table:default-cell-style-name="Default"/>
        <table:table-row table:style-name="ro1">
          <table:table-cell/>
          <table:table-cell table:style-name="ce1" table:formula="of:=&quot;00&quot;" office:value-type="string" office:string-value="00" calcext:value-type="string">
            <text:p>00</text:p>
          </table:table-cell>
          <table:table-cell table:style-name="ce1" office:value-type="float" office:value="1" calcext:value-type="float">
            <text:p>01</text:p>
          </table:table-cell>
          <table:table-cell table:style-name="ce1" office:value-type="float" office:value="2" calcext:value-type="float">
            <text:p>02</text:p>
          </table:table-cell>
          <table:table-cell table:style-name="ce1" office:value-type="float" office:value="3" calcext:value-type="float">
            <text:p>03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5" calcext:value-type="float">
            <text:p>05</text:p>
          </table:table-cell>
          <table:table-cell table:style-name="ce1" office:value-type="float" office:value="6" calcext:value-type="float">
            <text:p>06</text:p>
          </table:table-cell>
          <table:table-cell table:style-name="ce1" office:value-type="float" office:value="7" calcext:value-type="float">
            <text:p>07</text:p>
          </table:table-cell>
          <table:table-cell table:style-name="ce1" office:value-type="float" office:value="8" calcext:value-type="float">
            <text:p>08</text:p>
          </table:table-cell>
          <table:table-cell table:style-name="ce1" office:value-type="float" office:value="9" calcext:value-type="float">
            <text:p>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# 0</text:p>
          </table:table-cell>
        </table:table-row>
        <table:table-row table:style-name="ro1">
          <table:table-cell/>
          <table:table-cell table:style-name="ce3"/>
          <table:table-cell table:style-name="Default" table:number-columns-repeated="31"/>
          <table:table-cell/>
        </table:table-row>
        <table:table-row table:style-name="ro1">
          <table:table-cell/>
          <table:table-cell table:style-name="ce3"/>
          <table:table-cell table:style-name="Default" table:number-columns-repeated="31"/>
          <table:table-cell/>
        </table:table-row>
        <calcext:conditional-formats>
          <calcext:conditional-format calcext:target-range-address="Sheet1.B2:Sheet1.B27 Sheet1.AB16:Sheet1.AE25 Sheet1.D11:Sheet1.G19 Sheet1.D21:Sheet1.AA25 Sheet1.D20:Sheet1.D20 Sheet1.F20:Sheet1.F20 Sheet1.H20:Sheet1.H20 Sheet1.J20:Sheet1.J20 Sheet1.L20:Sheet1.L20 Sheet1.N20:Sheet1.N20 Sheet1.P20:Sheet1.P20 Sheet1.R20:Sheet1.R20 Sheet1.T20:Sheet1.T20 Sheet1.V20:Sheet1.V20 Sheet1.X20:Sheet1.X20 Sheet1.Z20:Sheet1.Z20 Sheet1.AA6:Sheet1.AE14 Sheet1.H16:Sheet1.AA19 Sheet1.D2:Sheet1.G9 Sheet1.H11:Sheet1.Z14 Sheet1.D10:Sheet1.D10 Sheet1.F10:Sheet1.F10 Sheet1.H10:Sheet1.H10 Sheet1.J10:Sheet1.J10 Sheet1.L10:Sheet1.L10 Sheet1.N10:Sheet1.N10 Sheet1.P10:Sheet1.P10 Sheet1.R10:Sheet1.R10 Sheet1.T10:Sheet1.T10 Sheet1.V10:Sheet1.V10 Sheet1.X10:Sheet1.X10 Sheet1.Z10:Sheet1.Z10 Sheet1.H2:Sheet1.AE4 Sheet1.H6:Sheet1.Z9">
            <calcext:condition calcext:apply-style-name="Untitled1" calcext:value="=1" calcext:base-cell-address="Sheet1.B2"/>
          </calcext:conditional-format>
          <calcext:conditional-format calcext:target-range-address="Sheet1.E3:Sheet1.E3 Sheet1.G3:Sheet1.G3 Sheet1.I3:Sheet1.I3 Sheet1.K3:Sheet1.K3 Sheet1.M3:Sheet1.M3 Sheet1.O3:Sheet1.O3 Sheet1.Q3:Sheet1.Q3 Sheet1.S3:Sheet1.S3 Sheet1.U3:Sheet1.U3 Sheet1.W3:Sheet1.W3 Sheet1.Y3:Sheet1.Y3 Sheet1.AA3:Sheet1.AA3 Sheet1.AC3:Sheet1.AC3 Sheet1.AE3:Sheet1.AE3 Sheet1.E25:Sheet1.E25 Sheet1.G25:Sheet1.G25 Sheet1.I25:Sheet1.I25 Sheet1.K25:Sheet1.K25 Sheet1.M25:Sheet1.M25 Sheet1.O25:Sheet1.O25 Sheet1.Q25:Sheet1.Q25 Sheet1.S25:Sheet1.S25 Sheet1.U25:Sheet1.U25 Sheet1.W25:Sheet1.W25 Sheet1.Y25:Sheet1.Y25 Sheet1.AA25:Sheet1.AA25 Sheet1.AC25:Sheet1.AC25 Sheet1.AE25:Sheet1.AE25 Sheet1.E5:Sheet1.E5 Sheet1.E7:Sheet1.E7 Sheet1.E9:Sheet1.E9 Sheet1.E11:Sheet1.E11 Sheet1.E13:Sheet1.E13 Sheet1.E15:Sheet1.E15 Sheet1.E17:Sheet1.E17 Sheet1.E19:Sheet1.E19 Sheet1.E21:Sheet1.E21 Sheet1.E23:Sheet1.E23 Sheet1.G5:Sheet1.G5 Sheet1.G7:Sheet1.G7 Sheet1.G9:Sheet1.G9 Sheet1.G11:Sheet1.G11 Sheet1.G13:Sheet1.G13 Sheet1.G15:Sheet1.G15 Sheet1.G17:Sheet1.G17 Sheet1.G19:Sheet1.G19 Sheet1.G21:Sheet1.G21 Sheet1.G23:Sheet1.G23 Sheet1.I7:Sheet1.I7 Sheet1.I9:Sheet1.I9 Sheet1.I11:Sheet1.I11 Sheet1.I13:Sheet1.I13 Sheet1.I17:Sheet1.I17 Sheet1.I19:Sheet1.I19 Sheet1.I21:Sheet1.I21 Sheet1.I23:Sheet1.I23 Sheet1.K7:Sheet1.K7 Sheet1.K9:Sheet1.K9 Sheet1.K11:Sheet1.K11 Sheet1.K13:Sheet1.K13 Sheet1.K17:Sheet1.K17 Sheet1.K19:Sheet1.K19 Sheet1.K21:Sheet1.K21 Sheet1.K23:Sheet1.K23 Sheet1.M7:Sheet1.M7 Sheet1.M9:Sheet1.M9 Sheet1.M11:Sheet1.M11 Sheet1.M13:Sheet1.M13 Sheet1.M17:Sheet1.M17 Sheet1.M19:Sheet1.M19 Sheet1.M21:Sheet1.M21 Sheet1.M23:Sheet1.M23 Sheet1.O7:Sheet1.O7 Sheet1.O9:Sheet1.O9 Sheet1.O11:Sheet1.O11 Sheet1.O13:Sheet1.O13 Sheet1.O17:Sheet1.O17 Sheet1.O19:Sheet1.O19 Sheet1.O21:Sheet1.O21 Sheet1.O23:Sheet1.O23 Sheet1.Q7:Sheet1.Q7 Sheet1.Q9:Sheet1.Q9 Sheet1.Q11:Sheet1.Q11 Sheet1.Q13:Sheet1.Q13 Sheet1.Q17:Sheet1.Q17 Sheet1.Q19:Sheet1.Q19 Sheet1.Q21:Sheet1.Q21 Sheet1.Q23:Sheet1.Q23 Sheet1.S7:Sheet1.S7 Sheet1.S9:Sheet1.S9 Sheet1.S11:Sheet1.S11 Sheet1.S13:Sheet1.S13 Sheet1.S17:Sheet1.S17 Sheet1.S19:Sheet1.S19 Sheet1.S21:Sheet1.S21 Sheet1.S23:Sheet1.S23 Sheet1.U7:Sheet1.U7 Sheet1.U9:Sheet1.U9 Sheet1.U11:Sheet1.U11 Sheet1.U13:Sheet1.U13 Sheet1.U17:Sheet1.U17 Sheet1.U19:Sheet1.U19 Sheet1.U21:Sheet1.U21 Sheet1.U23:Sheet1.U23 Sheet1.W7:Sheet1.W7 Sheet1.W9:Sheet1.W9 Sheet1.W11:Sheet1.W11 Sheet1.W13:Sheet1.W13 Sheet1.W17:Sheet1.W17 Sheet1.W19:Sheet1.W19 Sheet1.W21:Sheet1.W21 Sheet1.W23:Sheet1.W23 Sheet1.Y7:Sheet1.Y7 Sheet1.Y9:Sheet1.Y9 Sheet1.Y11:Sheet1.Y11 Sheet1.Y13:Sheet1.Y13 Sheet1.Y17:Sheet1.Y17 Sheet1.Y19:Sheet1.Y19 Sheet1.Y21:Sheet1.Y21 Sheet1.Y23:Sheet1.Y23 Sheet1.AA7:Sheet1.AA7 Sheet1.AA9:Sheet1.AA9 Sheet1.AA11:Sheet1.AA11 Sheet1.AA13:Sheet1.AA13 Sheet1.AA17:Sheet1.AA17 Sheet1.AA19:Sheet1.AA19 Sheet1.AA21:Sheet1.AA21 Sheet1.AA23:Sheet1.AA23 Sheet1.AC7:Sheet1.AC7 Sheet1.AC9:Sheet1.AC9 Sheet1.AC11:Sheet1.AC11 Sheet1.AC13:Sheet1.AC13 Sheet1.AC17:Sheet1.AC17 Sheet1.AC19:Sheet1.AC19 Sheet1.AC21:Sheet1.AC21 Sheet1.AC23:Sheet1.AC23 Sheet1.AE7:Sheet1.AE7 Sheet1.AE9:Sheet1.AE9 Sheet1.AE11:Sheet1.AE11 Sheet1.AE13:Sheet1.AE13 Sheet1.AE17:Sheet1.AE17 Sheet1.AE19:Sheet1.AE19 Sheet1.AE21:Sheet1.AE21 Sheet1.AE23:Sheet1.AE23">
            <calcext:condition calcext:apply-style-name="Untitled1" calcext:value="=1" calcext:base-cell-address="Sheet1.E3"/>
          </calcext:conditional-format>
          <calcext:conditional-format calcext:target-range-address="Sheet1.AG2:Sheet1.AG25 Sheet1.AE15:Sheet1.AE15 Sheet1.AC15:Sheet1.AC15 Sheet1.AA15:Sheet1.AA15 Sheet1.Y15:Sheet1.Y15 Sheet1.W15:Sheet1.W15 Sheet1.U15:Sheet1.U15 Sheet1.S15:Sheet1.S15 Sheet1.Q15:Sheet1.Q15 Sheet1.O15:Sheet1.O15 Sheet1.M15:Sheet1.M15 Sheet1.K15:Sheet1.K15 Sheet1.I15:Sheet1.I15 Sheet1.AE5:Sheet1.AE5 Sheet1.AC5:Sheet1.AC5 Sheet1.AA5:Sheet1.AA5 Sheet1.Y5:Sheet1.Y5 Sheet1.W5:Sheet1.W5 Sheet1.U5:Sheet1.U5 Sheet1.S5:Sheet1.S5 Sheet1.Q5:Sheet1.Q5 Sheet1.O5:Sheet1.O5 Sheet1.M5:Sheet1.M5 Sheet1.K5:Sheet1.K5 Sheet1.I5:Sheet1.I5">
            <calcext:condition calcext:apply-style-name="Untitled1" calcext:value="=1" calcext:base-cell-address="Sheet1.AG2"/>
          </calcext:conditional-format>
          <calcext:conditional-format calcext:target-range-address="Sheet1.E25:Sheet1.E25 Sheet1.G25:Sheet1.G25 Sheet1.I25:Sheet1.I25 Sheet1.K25:Sheet1.K25 Sheet1.M25:Sheet1.M25 Sheet1.O25:Sheet1.O25 Sheet1.Q25:Sheet1.Q25 Sheet1.S25:Sheet1.S25 Sheet1.U25:Sheet1.U25 Sheet1.W25:Sheet1.W25 Sheet1.Y25:Sheet1.Y25 Sheet1.AA25:Sheet1.AA25 Sheet1.AC25:Sheet1.AC25 Sheet1.AE25:Sheet1.AE25">
            <calcext:condition calcext:apply-style-name="Untitled1" calcext:value="=1" calcext:base-cell-address="Sheet1.E25"/>
          </calcext:conditional-format>
          <calcext:conditional-format calcext:target-range-address="Sheet1.E25:Sheet1.E25 Sheet1.G25:Sheet1.G25 Sheet1.I25:Sheet1.I25 Sheet1.K25:Sheet1.K25 Sheet1.M25:Sheet1.M25 Sheet1.O25:Sheet1.O25 Sheet1.Q25:Sheet1.Q25 Sheet1.S25:Sheet1.S25 Sheet1.U25:Sheet1.U25 Sheet1.W25:Sheet1.W25 Sheet1.Y25:Sheet1.Y25 Sheet1.AA25:Sheet1.AA25 Sheet1.AC25:Sheet1.AC25 Sheet1.AE25:Sheet1.AE25">
            <calcext:condition calcext:apply-style-name="Untitled1" calcext:value="=1" calcext:base-cell-address="Sheet1.E25"/>
          </calcext:conditional-format>
          <calcext:conditional-format calcext:target-range-address="Sheet1.C2:Sheet1.C25 Sheet1.E20:Sheet1.E20 Sheet1.G20:Sheet1.G20 Sheet1.I20:Sheet1.I20 Sheet1.K20:Sheet1.K20 Sheet1.M20:Sheet1.M20 Sheet1.O20:Sheet1.O20 Sheet1.Q20:Sheet1.Q20 Sheet1.S20:Sheet1.S20 Sheet1.U20:Sheet1.U20 Sheet1.W20:Sheet1.W20 Sheet1.Y20:Sheet1.Y20 Sheet1.AA20:Sheet1.AA20 Sheet1.E10:Sheet1.E10 Sheet1.G10:Sheet1.G10 Sheet1.I10:Sheet1.I10 Sheet1.K10:Sheet1.K10 Sheet1.M10:Sheet1.M10 Sheet1.O10:Sheet1.O10 Sheet1.Q10:Sheet1.Q10 Sheet1.S10:Sheet1.S10 Sheet1.U10:Sheet1.U10 Sheet1.W10:Sheet1.W10 Sheet1.Y10:Sheet1.Y10">
            <calcext:condition calcext:apply-style-name="Untitled1" calcext:value="=1" calcext:base-cell-address="Sheet1.C2"/>
          </calcext:conditional-format>
          <calcext:conditional-format calcext:target-range-address="Sheet1.AF2:Sheet1.AF25 Sheet1.AD15:Sheet1.AD15 Sheet1.AB15:Sheet1.AB15 Sheet1.Z15:Sheet1.Z15 Sheet1.X15:Sheet1.X15 Sheet1.V15:Sheet1.V15 Sheet1.T15:Sheet1.T15 Sheet1.R15:Sheet1.R15 Sheet1.P15:Sheet1.P15 Sheet1.N15:Sheet1.N15 Sheet1.L15:Sheet1.L15 Sheet1.J15:Sheet1.J15 Sheet1.H15:Sheet1.H15 Sheet1.AD5:Sheet1.AD5 Sheet1.AB5:Sheet1.AB5 Sheet1.Z5:Sheet1.Z5 Sheet1.X5:Sheet1.X5 Sheet1.V5:Sheet1.V5 Sheet1.T5:Sheet1.T5 Sheet1.R5:Sheet1.R5 Sheet1.P5:Sheet1.P5 Sheet1.N5:Sheet1.N5 Sheet1.L5:Sheet1.L5 Sheet1.J5:Sheet1.J5 Sheet1.H5:Sheet1.H5">
            <calcext:condition calcext:apply-style-name="Untitled1" calcext:value="=1" calcext:base-cell-address="Sheet1.A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eaujean</meta:initial-creator>
    <meta:creation-date>2018-04-15T12:49:59.285432225</meta:creation-date>
    <dc:date>2018-04-15T16:00:47.940514626</dc:date>
    <dc:creator>Pierre Beaujean</dc:creator>
    <meta:editing-duration>PT2H10M4S</meta:editing-duration>
    <meta:editing-cycles>3</meta:editing-cycles>
    <meta:generator>LibreOffice/5.0.6.2$Linux_X86_64 LibreOffice_project/00m0$Build-2</meta:generator>
    <meta:document-statistic meta:table-count="1" meta:cell-count="830" meta:object-count="0"/>
  </office:meta>
</office:document-meta>
</file>